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>
            <text:p>Pattern Label</text:p>
          </table:table-cell>
          <table:table-cell table:style-name="ce3" office:value-type="string">
            <text:p>Option Label</text:p>
          </table:table-cell>
          <table:table-cell table:style-name="ce1" office:value-type="string">
            <text:p>Pattern Code</text:p>
          </table:table-cell>
          <table:table-cell table:style-name="ce1" office:value-type="string">
            <text:p>Option Code</text:p>
          </table:table-cell>
          <table:table-cell table:style-name="ce1"/>
        </table:table-row>
        <table:table-row table:style-name="ro1">
          <table:table-cell/>
          <table:table-cell office:value-type="string">
            <text:p>Black</text:p>
          </table:table-cell>
          <table:table-cell/>
          <table:table-cell office:value-type="string">
            <text:p>00h</text:p>
          </table:table-cell>
          <table:table-cell office:value-type="string">
            <text:p>Xxh</text:p>
          </table:table-cell>
          <table:table-cell/>
        </table:table-row>
        <table:table-row table:style-name="ro1">
          <table:table-cell/>
          <table:table-cell office:value-type="string">
            <text:p>Colorbar</text:p>
          </table:table-cell>
          <table:table-cell office:value-type="string">
            <text:p>75/0/75/0</text:p>
          </table:table-cell>
          <table:table-cell office:value-type="string">
            <text:p>01h</text:p>
          </table:table-cell>
          <table:table-cell office:value-type="string">
            <text:p>03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0/0/75/0</text:p>
          </table:table-cell>
          <table:table-cell table:number-columns-repeated="2" office:value-type="string">
            <text:p>01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0/0/100/0</text:p>
          </table:table-cell>
          <table:table-cell office:value-type="string">
            <text:p>01h</text:p>
          </table:table-cell>
          <table:table-cell office:value-type="string">
            <text:p>00h</text:p>
          </table:table-cell>
          <table:table-cell/>
        </table:table-row>
        <table:table-row table:style-name="ro1">
          <table:table-cell/>
          <table:table-cell office:value-type="string">
            <text:p>Check Field</text:p>
          </table:table-cell>
          <table:table-cell/>
          <table:table-cell office:value-type="string">
            <text:p>02h</text:p>
          </table:table-cell>
          <table:table-cell office:value-type="string">
            <text:p>Xxh</text:p>
          </table:table-cell>
          <table:table-cell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75/0/75/0</text:p>
          </table:table-cell>
          <table:table-cell table:number-columns-repeated="2" office:value-type="string">
            <text:p>03h</text:p>
          </table:table-cell>
          <table:table-cell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100/0/75/0</text:p>
          </table:table-cell>
          <table:table-cell office:value-type="string">
            <text:p>03h</text:p>
          </table:table-cell>
          <table:table-cell office:value-type="string">
            <text:p>01h</text:p>
          </table:table-cell>
          <table:table-cell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100/0/100/0</text:p>
          </table:table-cell>
          <table:table-cell office:value-type="string">
            <text:p>03h</text:p>
          </table:table-cell>
          <table:table-cell office:value-type="string">
            <text:p>00h</text:p>
          </table:table-cell>
          <table:table-cell/>
        </table:table-row>
        <table:table-row table:style-name="ro1">
          <table:table-cell/>
          <table:table-cell office:value-type="string">
            <text:p>Pluge</text:p>
          </table:table-cell>
          <table:table-cell/>
          <table:table-cell office:value-type="string">
            <text:p>04h</text:p>
          </table:table-cell>
          <table:table-cell office:value-type="string">
            <text:p>Xxh</text:p>
          </table:table-cell>
          <table:table-cell/>
        </table:table-row>
        <table:table-row table:style-name="ro1">
          <table:table-cell/>
          <table:table-cell office:value-type="string">
            <text:p>Luminance Ramp</text:p>
          </table:table-cell>
          <table:table-cell/>
          <table:table-cell office:value-type="string">
            <text:p>05h</text:p>
          </table:table-cell>
          <table:table-cell office:value-type="string">
            <text:p>Xxh</text:p>
          </table:table-cell>
          <table:table-cell/>
        </table:table-row>
        <table:table-row table:style-name="ro1">
          <table:table-cell/>
          <table:table-cell office:value-type="string">
            <text:p>Clapperboard</text:p>
          </table:table-cell>
          <table:table-cell/>
          <table:table-cell office:value-type="string">
            <text:p>06h</text:p>
          </table:table-cell>
          <table:table-cell office:value-type="string">
            <text:p>Xxh</text:p>
          </table:table-cell>
          <table:table-cell/>
        </table:table-row>
        <table:table-row table:style-name="ro1">
          <table:table-cell/>
          <table:table-cell office:value-type="string">
            <text:p>Window</text:p>
          </table:table-cell>
          <table:table-cell office:value-type="string">
            <text:p>-5% White</text:p>
          </table:table-cell>
          <table:table-cell office:value-type="string">
            <text:p>07h</text:p>
          </table:table-cell>
          <table:table-cell office:value-type="string">
            <text:p>01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% White</text:p>
          </table:table-cell>
          <table:table-cell office:value-type="string">
            <text:p>07h</text:p>
          </table:table-cell>
          <table:table-cell office:value-type="string">
            <text:p>02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5% White</text:p>
          </table:table-cell>
          <table:table-cell office:value-type="string">
            <text:p>07h</text:p>
          </table:table-cell>
          <table:table-cell office:value-type="string">
            <text:p>03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% White</text:p>
          </table:table-cell>
          <table:table-cell office:value-type="string">
            <text:p>07h</text:p>
          </table:table-cell>
          <table:table-cell office:value-type="string">
            <text:p>04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5% White</text:p>
          </table:table-cell>
          <table:table-cell office:value-type="string">
            <text:p>07h</text:p>
          </table:table-cell>
          <table:table-cell office:value-type="string">
            <text:p>05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0% White</text:p>
          </table:table-cell>
          <table:table-cell office:value-type="string">
            <text:p>07h</text:p>
          </table:table-cell>
          <table:table-cell office:value-type="string">
            <text:p>06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5% White</text:p>
          </table:table-cell>
          <table:table-cell table:number-columns-repeated="2" office:value-type="string">
            <text:p>07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0% White</text:p>
          </table:table-cell>
          <table:table-cell office:value-type="string">
            <text:p>07h</text:p>
          </table:table-cell>
          <table:table-cell office:value-type="string">
            <text:p>08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5% White</text:p>
          </table:table-cell>
          <table:table-cell office:value-type="string">
            <text:p>07h</text:p>
          </table:table-cell>
          <table:table-cell office:value-type="string">
            <text:p>09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40% White</text:p>
          </table:table-cell>
          <table:table-cell office:value-type="string">
            <text:p>07h</text:p>
          </table:table-cell>
          <table:table-cell office:value-type="string">
            <text:p>0A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45% White</text:p>
          </table:table-cell>
          <table:table-cell office:value-type="string">
            <text:p>07h</text:p>
          </table:table-cell>
          <table:table-cell office:value-type="string">
            <text:p>0B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50% White</text:p>
          </table:table-cell>
          <table:table-cell office:value-type="string">
            <text:p>07h</text:p>
          </table:table-cell>
          <table:table-cell office:value-type="string">
            <text:p>0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55% White</text:p>
          </table:table-cell>
          <table:table-cell office:value-type="string">
            <text:p>07h</text:p>
          </table:table-cell>
          <table:table-cell office:value-type="string">
            <text:p>0D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60% White</text:p>
          </table:table-cell>
          <table:table-cell office:value-type="string">
            <text:p>07h</text:p>
          </table:table-cell>
          <table:table-cell office:value-type="string">
            <text:p>0E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65% White</text:p>
          </table:table-cell>
          <table:table-cell office:value-type="string">
            <text:p>07h</text:p>
          </table:table-cell>
          <table:table-cell office:value-type="string">
            <text:p>0F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70% White</text:p>
          </table:table-cell>
          <table:table-cell office:value-type="string">
            <text:p>07h</text:p>
          </table:table-cell>
          <table:table-cell office:value-type="string">
            <text:p>10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75% White</text:p>
          </table:table-cell>
          <table:table-cell office:value-type="string">
            <text:p>07h</text:p>
          </table:table-cell>
          <table:table-cell office:value-type="string">
            <text:p>11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0% White</text:p>
          </table:table-cell>
          <table:table-cell office:value-type="string">
            <text:p>07h</text:p>
          </table:table-cell>
          <table:table-cell office:value-type="string">
            <text:p>12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85% White</text:p>
          </table:table-cell>
          <table:table-cell office:value-type="string">
            <text:p>07h</text:p>
          </table:table-cell>
          <table:table-cell office:value-type="string">
            <text:p>13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90% White</text:p>
          </table:table-cell>
          <table:table-cell office:value-type="string">
            <text:p>07h</text:p>
          </table:table-cell>
          <table:table-cell office:value-type="string">
            <text:p>14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95% White</text:p>
          </table:table-cell>
          <table:table-cell office:value-type="string">
            <text:p>07h</text:p>
          </table:table-cell>
          <table:table-cell office:value-type="string">
            <text:p>15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0% <text:s/>White</text:p>
          </table:table-cell>
          <table:table-cell office:value-type="string">
            <text:p>07h</text:p>
          </table:table-cell>
          <table:table-cell office:value-type="string">
            <text:p>16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5% White</text:p>
          </table:table-cell>
          <table:table-cell office:value-type="string">
            <text:p>07h</text:p>
          </table:table-cell>
          <table:table-cell office:value-type="string">
            <text:p>17h</text:p>
          </table:table-cell>
          <table:table-cell/>
        </table:table-row>
        <table:table-row table:style-name="ro1">
          <table:table-cell/>
          <table:table-cell office:value-type="string">
            <text:p>Crosshatch</text:p>
          </table:table-cell>
          <table:table-cell office:value-type="string">
            <text:p>16:9</text:p>
          </table:table-cell>
          <table:table-cell office:value-type="string">
            <text:p>08h</text:p>
          </table:table-cell>
          <table:table-cell office:value-type="string">
            <text:p>00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4:3 (only in SD systems)</text:p>
          </table:table-cell>
          <table:table-cell office:value-type="string">
            <text:p>08h</text:p>
          </table:table-cell>
          <table:table-cell office:value-type="string">
            <text:p>01h</text:p>
          </table:table-cell>
          <table:table-cell/>
        </table:table-row>
        <table:table-row table:style-name="ro1" table:number-rows-repeated="6549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1">21-03-2006</text:date>, <text:time>15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03-20T09:28:14</meta:creation-date>
    <dc:creator>Thomas Holm Hansen</dc:creator>
    <dc:date>2006-03-21T15:25:24</dc:date>
    <dc:language>da-DK</dc:language>
    <meta:editing-cycles>5</meta:editing-cycles>
    <meta:editing-duration>PT9H22M9S</meta:editing-duration>
    <meta:user-defined meta:name="Info 1"/>
    <meta:user-defined meta:name="Info 2"/>
    <meta:user-defined meta:name="Info 3"/>
    <meta:user-defined meta:name="Info 4"/>
    <meta:document-statistic meta:table-count="3" meta:cell-count="118"/>
  </office:meta>
</office:document-meta>
</file>